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432E0000159AB2CD4B32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715cd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0715cd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00%"/>
      <style:text-properties fo:color="#0715cd" fo:font-size="11pt" fo:language="en" fo:country="none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">
      <style:paragraph-properties fo:margin-top="0in" fo:margin-bottom="0.139in" fo:line-height="115%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5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715cd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0715cd" fo:font-size="11pt" fo:language="en" fo:country="none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1">Act 6 Act 3</text:p>
      <text:p text:style-name="P2"><text:soft-page-break/>_</text:p>
      <text:p text:style-name="P1">Act 6 Intermission 3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1">Act 6 Act 5 Act 2</text:p>
      <text:p text:style-name="P2">_</text:p>
      <text:p text:style-name="P1">Act 6 Act 5 Act 1</text:p>
      <text:p text:style-name="P2">_</text:p>
      <text:p text:style-name="P1">Act 6 Intermission 5</text:p>
      <text:p text:style-name="P2">_</text:p>
      <text:p text:style-name="P1">Act 6 Act 6</text:p>
      <text:p text:style-name="P2">_</text:p>
      <text:p text:style-name="P1">Act 6 Act 6 Intermission 1</text:p>
      <text:p text:style-name="P2">_</text:p>
      <text:p text:style-name="P1">Act 6 Act 6 Act 2</text:p>
      <text:p text:style-name="P2">_</text:p>
      <text:p text:style-name="P1">Act 6 Act 6 Intermission 2</text:p>
      <text:p text:style-name="P2">_</text:p>
      <text:p text:style-name="P1"><text:soft-page-break/>Act 6 Act 6 Act 3</text:p>
      <text:p text:style-name="P2">_</text:p>
      <text:p text:style-name="P1">Act 6 Act 6 Intermission 3</text:p>
      <text:p text:style-name="P2">_</text:p>
      <text:p text:style-name="P1">Act 6 Act 6 Act 4</text:p>
      <text:p text:style-name="P2">_</text:p>
      <text:p text:style-name="P1">Act 6 Act 6 Intermission 4</text:p>
      <text:p text:style-name="P2">_</text:p>
      <text:p text:style-name="P1">Act 6 Act 6 Act 5</text:p>
      <text:p text:style-name="P2">_</text:p>
      <text:p text:style-name="P1">Act 6 Act 6 Intermission 5</text:p>
      <text:p text:style-name="P2">_</text:p>
      <text:p text:style-name="P2">1. =009735</text:p>
      <text:p text:style-name="P2">oHH,</text:p>
      <text:p text:style-name="P2">oHHHHHHH, nO,</text:p>
      <text:p text:style-name="P2">oHHHHHHH,, nOOOOOOO,,,</text:p>
      <text:p text:style-name="P2">a,</text:p>
      <text:p text:style-name="P2">aAA,</text:p>
      <text:p text:style-name="P2">aAAAAAAAAAAAA,,,</text:p>
      <text:p text:style-name="P2">aAAAAAAAAAAAAAAAAAAAAAAAAAAAAAAA!!!!!!,</text:p>
      <text:p text:style-name="P2">_</text:p>
      <text:p text:style-name="P2">2. =009736</text:p>
      <text:p text:style-name="P3"><text:soft-page-break/><draw:frame draw:style-name="fr1" text:anchor-type="as-char" svg:width="6in" svg:height="1.9272in" draw:z-index="0"><draw:image xlink:href="Pictures/200000080000432E0000159AB2CD4B32.wmf" xlink:type="simple" xlink:show="embed" xlink:actuate="onLoad"/></draw:frame></text:p>
      <text:p text:style-name="P4"><draw:frame draw:style-name="fr1" text:anchor-type="as-char" svg:width="6in" svg:height="1.9272in" draw:z-index="1"><draw:image xlink:href="Pictures/200000080000432E0000159AB2CD4B32.wmf" xlink:type="simple" xlink:show="embed" xlink:actuate="onLoad"/></draw:frame></text:p>
      <text:p text:style-name="P4"><draw:frame draw:style-name="fr1" text:anchor-type="as-char" svg:width="6in" svg:height="1.9272in" draw:z-index="2"><draw:image xlink:href="Pictures/200000080000432E0000159AB2CD4B32.wmf" xlink:type="simple" xlink:show="embed" xlink:actuate="onLoad"/></draw:frame></text:p>
      <text:p text:style-name="P4"><draw:frame draw:style-name="fr1" text:anchor-type="as-char" svg:width="6in" svg:height="1.9272in" draw:z-index="3"><draw:image xlink:href="Pictures/200000080000432E0000159AB2CD4B32.wmf" xlink:type="simple" xlink:show="embed" xlink:actuate="onLoad"/></draw:frame></text:p>
      <text:p text:style-name="P4">_</text:p>
      <text:p text:style-name="P2">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4" meta:object-count="0" meta:page-count="4" meta:paragraph-count="74" meta:word-count="168" meta:character-count="597"/>
    <meta:generator>OpenOffice/4.1.2$Win32 OpenOffice.org_project/412m3$Build-9782</meta:generator>
  </office:meta>
</office:document-meta>
</file>